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3e884" officeooo:paragraph-rsid="0003e884"/>
    </style:style>
    <style:style style:name="P2" style:family="paragraph" style:parent-style-name="Standard" style:list-style-name="L3">
      <style:text-properties officeooo:rsid="0003e884" officeooo:paragraph-rsid="0003e884"/>
    </style:style>
    <style:style style:name="P3" style:family="paragraph" style:parent-style-name="Standard" style:list-style-name="L5">
      <style:text-properties officeooo:rsid="0003e884" officeooo:paragraph-rsid="0003e884"/>
    </style:style>
    <style:style style:name="P4" style:family="paragraph" style:parent-style-name="Standard">
      <style:text-properties fo:font-weight="bold" officeooo:rsid="0003e884" officeooo:paragraph-rsid="0003e884" style:font-weight-asian="bold" style:font-weight-complex="bold"/>
    </style:style>
    <style:style style:name="P5" style:family="paragraph" style:parent-style-name="Standard" style:list-style-name="L6">
      <style:text-properties fo:font-weight="bold" officeooo:rsid="0003e884" officeooo:paragraph-rsid="0003e884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width="0.051cm" svg:stroke-color="#000000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ta o de agora, tódolos programas interactuaban a través da consola. Isto fai que o programa sexa máis tedioso e aburrido, xa que, estamos acostumbrados a traballar coa interfaz gráfica. Java dannos dúas clases para traballar coa interfaz gráfica:</text:p>
      <text:list text:style-name="L3">
        <text:list-item>
          <text:p text:style-name="P2">AWT --&gt; clase máis antiga que depende do sistema operativo.<text:tab/><text:tab/>[Button]</text:p>
        </text:list-item>
        <text:list-item>
          <text:p text:style-name="P2">Swing --&gt; non depende do sistema operativo. <text:tab/><text:tab/><text:tab/><text:tab/>[JButton]</text:p>
        </text:list-item>
      </text:list>
      <text:p text:style-name="P1"/>
      <text:p text:style-name="P1"><text:tab/><text:span text:style-name="T1">Que ter en conta na hora de crear unha GUI?</text:span></text:p>
      <text:list text:style-name="L5">
        <text:list-item>
          <text:p text:style-name="P3">Contenedores</text:p>
        </text:list-item>
        <text:list-item>
          <text:p text:style-name="P3">Compoñentes</text:p>
        </text:list-item>
        <text:list-item>
          <text:p text:style-name="P3">Distribuidor de compoñentes (Layouts...)</text:p>
        </text:list-item>
        <text:list-item>
          <text:p text:style-name="P3">Xestión de eventos</text:p>
        </text:list-item>
      </text:list>
      <text:p text:style-name="P1"/>
      <text:p text:style-name="P1"><text:tab/><text:span text:style-name="T1">Características:</text:span></text:p>
      <text:p text:style-name="P1">Utilízanse para dibuxar os compoñentes, entre eles temos:</text:p>
      <text:p text:style-name="P1">- JFrame --&gt; é a ventá principal</text:p>
      <text:p text:style-name="P1">- JDialog --&gt; ventá secundaria</text:p>
      <text:p text:style-name="P1"><draw:frame text:anchor-type="paragraph" draw:z-index="2" draw:name="Marco de texto 1" draw:style-name="gr2" draw:text-style-name="P6" svg:width="0.406cm" svg:height="0.489cm" svg:x="1.692cm" svg:y="0.452cm"><draw:text-box><text:p>x</text:p></draw:text-box></draw:frame>- JPanel --&gt; panel (por enriba da ventá)</text:p>
      <text:p text:style-name="P1"><draw:line text:anchor-type="paragraph" draw:z-index="0" draw:name="Línea vertical 1" draw:style-name="gr3" draw:text-style-name="P7" svg:x1="-0.002cm" svg:y1="0.282cm" svg:x2="-0.002cm" svg:y2="1.887cm"><text:p/></draw:line><draw:line text:anchor-type="paragraph" draw:z-index="1" draw:name="Línea horizontal 1" draw:style-name="gr3" draw:text-style-name="P7" svg:x1="-0.002cm" svg:y1="0.282cm" svg:x2="1.568cm" svg:y2="0.282cm"><text:p/></draw:line></text:p>
      <text:p text:style-name="P1"/>
      <text:p text:style-name="P1"/>
      <text:p text:style-name="P1"><draw:frame text:anchor-type="paragraph" draw:z-index="3" draw:name="Marco de texto 2" draw:style-name="gr1" draw:text-style-name="P6" svg:width="0.53cm" svg:height="0.512cm" svg:x="-0.143cm" svg:y="0.286cm"><draw:text-box><text:p>y</text:p></draw:text-box></draw:frame></text:p>
      <text:p text:style-name="P1"/>
      <text:p text:style-name="P1"/>
      <text:p text:style-name="P4">Compoñentes:</text:p>
      <text:p text:style-name="P4"><text:span text:style-name="T4"><text:tab/>Son os botóns, etiquetas, táboas...Estes non se engaden directamente ao marco(JFrame) ou a un Panel creado por nós.</text:span></text:p>
      <text:p text:style-name="P4"><text:span text:style-name="T4">JLabel : etiqueta</text:span></text:p>
      <text:p text:style-name="P4"><text:span text:style-name="T4">JButton</text:span></text:p>
      <text:p text:style-name="P4"><text:span text:style-name="T4">JTextField: 1 liña de texto</text:span></text:p>
      <text:p text:style-name="P4"><text:span text:style-name="T4">JTextArea: varias liñas de texto</text:span></text:p>
      <text:p text:style-name="P4"><text:span text:style-name="T4">JPasswordField: para esconder a información. Ex: ao poñer as contraseñas</text:span></text:p>
      <text:p text:style-name="P4"><text:span text:style-name="T4">JCheckBox</text:span></text:p>
      <text:p text:style-name="P4"><text:span text:style-name="T4">JComboBox: ao clickar nela, saen varias opcións</text:span></text:p>
      <text:p text:style-name="P4"><text:span text:style-name="T4">JTable</text:span></text:p>
      <text:p text:style-name="P4"><text:span text:style-name="T4">JList</text:span></text:p>
      <text:p text:style-name="P4"><text:span text:style-name="T4"/></text:p>
      <text:p text:style-name="P4">Layouts<text:span text:style-name="T2">:</text:span></text:p>
      <text:p text:style-name="P4"><text:span text:style-name="T3"><text:tab/>Cando na nosa interfaz queremos cobrar as compoñentes no lugar que queramos, debemos anular o distribuidor que ten por defecto o panel. Como? con panel.setLayout(null); xeralmente utilízase os layouts manager para distribuir os compoñentes, hai varios layouts:</text:span></text:p>
      <text:list xml:id="list1372995889" text:style-name="L6">
        <text:list-item>
          <text:p text:style-name="P5"><text:span text:style-name="T3">FlowLayout -&gt; distribúe as compoñentees nunha liña horizontal</text:span></text:p>
        </text:list-item>
        <text:list-item>
          <text:p text:style-name="P5"><text:span text:style-name="T3">BoxLayout</text:span></text:p>
        </text:list-item>
        <text:list-item>
          <text:p text:style-name="P5"><text:span text:style-name="T3">BorderLayout -&gt; distribúe nos eixos cardinales</text:span></text:p>
        </text:list-item>
        <text:list-item>
          <text:p text:style-name="P5"><text:span text:style-name="T3">GridLayout-&gt; tabla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1T16:24:35.790000000</meta:creation-date>
    <dc:date>2023-04-11T16:40:04.590000000</dc:date>
    <meta:editing-duration>PT15M30S</meta:editing-duration>
    <meta:editing-cycles>1</meta:editing-cycles>
    <meta:document-statistic meta:table-count="0" meta:image-count="0" meta:object-count="0" meta:page-count="1" meta:paragraph-count="30" meta:word-count="229" meta:character-count="1442" meta:non-whitespace-character-count="1248"/>
    <meta:generator>LibreOffice/7.4.2.3$Windows_X86_64 LibreOffice_project/382eef1f22670f7f4118c8c2dd222ec7ad009daf</meta:generator>
  </office:meta>
</office:document-meta>
</file>